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11.8mm"/>
    </style:style>
    <style:style style:name="co3" style:family="table-column">
      <style:table-column-properties fo:break-before="auto" style:column-width="10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Método HTTP</text:p>
          </table:table-cell>
          <table:table-cell table:style-name="ce1" office:value-type="string" calcext:value-type="string">
            <text:p>URI (Endereço Relativo)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IKokiri/Livrariav/v1/autores</text:p>
          </table:table-cell>
          <table:table-cell office:value-type="string" calcext:value-type="string">
            <text:p>Adiciona um novo autor (addAutor) 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Ikokiri/Livrariav/v1/autores/{id}</text:p>
          </table:table-cell>
          <table:table-cell office:value-type="string" calcext:value-type="string">
            <text:p>Remoção de um autor (deleteAutor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autores/{id}</text:p>
          </table:table-cell>
          <table:table-cell office:value-type="string" calcext:value-type="string">
            <text:p>Busca autor por id (getAutorById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autores</text:p>
          </table:table-cell>
          <table:table-cell office:value-type="string" calcext:value-type="string">
            <text:p>Busca autores do armazenamento (getAutores)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Ikokiri/Livrariav/v1/autores/{id}</text:p>
          </table:table-cell>
          <table:table-cell office:value-type="string" calcext:value-type="string">
            <text:p>Atualização de um autor (updateAutor)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Ikokiri/Livrariav/v1/livros/{livroId}/carrinho</text:p>
          </table:table-cell>
          <table:table-cell office:value-type="string" calcext:value-type="string">
            <text:p>Adiciona um livro no carrinho (addLivroCarrinho)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Ikokiri/Livrariav/v1/livros/{livroId}/carrinho</text:p>
          </table:table-cell>
          <table:table-cell office:value-type="string" calcext:value-type="string">
            <text:p>Remoção de um livro do carrinho (deleteLivroCarrinho)</text:p>
          </table:table-cell>
        </table:table-row>
        <table:table-row table:style-name="ro1">
          <table:table-cell office:value-type="string" calcext:value-type="string">
            <text:p>POST </text:p>
          </table:table-cell>
          <table:table-cell office:value-type="string" calcext:value-type="string">
            <text:p>/Ikokiri/Livrariav/v1/livros/{livroId}/comentarios</text:p>
          </table:table-cell>
          <table:table-cell office:value-type="string" calcext:value-type="string">
            <text:p>Adiciona um comentario para um livro (addComentario)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Ikokiri/Livrariav/v1/generos</text:p>
          </table:table-cell>
          <table:table-cell office:value-type="string" calcext:value-type="string">
            <text:p>Adiciona um novo genero (addGenero)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Ikokiri/Livrariav/v1/generos/{id}</text:p>
          </table:table-cell>
          <table:table-cell office:value-type="string" calcext:value-type="string">
            <text:p>Remoção de um genero (deleteGenero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generos/{id}</text:p>
          </table:table-cell>
          <table:table-cell office:value-type="string" calcext:value-type="string">
            <text:p>Busca genero por id (getGeneroById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generos</text:p>
          </table:table-cell>
          <table:table-cell office:value-type="string" calcext:value-type="string">
            <text:p>Busca generos do armazenamento (getGeneros)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Ikokiri/Livrariav/v1/generos/{id}</text:p>
          </table:table-cell>
          <table:table-cell office:value-type="string" calcext:value-type="string">
            <text:p>Atualização de um genero (updateGenero)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Ikokiri/Livrariav/v1/livros</text:p>
          </table:table-cell>
          <table:table-cell office:value-type="string" calcext:value-type="string">
            <text:p>Adiciona um novo livro (addLivro)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Ikokiri/Livrariav/v1/livros/{isbn}</text:p>
          </table:table-cell>
          <table:table-cell office:value-type="string" calcext:value-type="string">
            <text:p>Remoção de um livro (deleteLivro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livros/{isbn}</text:p>
          </table:table-cell>
          <table:table-cell office:value-type="string" calcext:value-type="string">
            <text:p>Busca livro por isbn (getLivroByIsbn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livros</text:p>
          </table:table-cell>
          <table:table-cell office:value-type="string" calcext:value-type="string">
            <text:p>Busca livros do armazenamento (getLivros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livros/autor/{autorId}/livros</text:p>
          </table:table-cell>
          <table:table-cell office:value-type="string" calcext:value-type="string">
            <text:p>Busca todos os livros de um autor (getLivrosByAutor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livros/genero/{generoId}/livros</text:p>
          </table:table-cell>
          <table:table-cell office:value-type="string" calcext:value-type="string">
            <text:p>Busca todos os livros de um genero (getLivrosByGenero)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Ikokiri/Livrariav/v1/livros/{isbn}</text:p>
          </table:table-cell>
          <table:table-cell office:value-type="string" calcext:value-type="string">
            <text:p>Atualização de um livro (updateLivro)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Ikokiri/Livrariav/v1/livros/{carrinhoId}/pedido</text:p>
          </table:table-cell>
          <table:table-cell office:value-type="string" calcext:value-type="string">
            <text:p>Adiciona um carrinho ao pedido (addCarrinhoPedido)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Ikokiri/Livrariav/v1/livros/{carrinhoId}/pedido</text:p>
          </table:table-cell>
          <table:table-cell office:value-type="string" calcext:value-type="string">
            <text:p>Remoção de um carrinho do pedido (deleteLivroCarrinhoPedido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Ikokiri/Livrariav/v1/livros/pedido/{pedidoId}/acompanhamento</text:p>
          </table:table-cell>
          <table:table-cell office:value-type="string" calcext:value-type="string">
            <text:p>Busca o status de um pedido (getStatusPedid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3:01:09.963965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0:11:45.067354839</meta:creation-date>
    <dc:date>2019-06-07T23:17:51.806568839</dc:date>
    <meta:editing-duration>PT2H29M25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